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Gothic" svg:font-family="'MS PGothic'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3.6528in"/>
    </style:style>
    <style:style style:name="co5" style:family="table-column">
      <style:table-column-properties fo:break-before="auto" style:column-width="4.1339in"/>
    </style:style>
    <style:style style:name="co6" style:family="table-column">
      <style:table-column-properties fo:break-before="auto" style:column-width="3.0591in"/>
    </style:style>
    <style:style style:name="co8" style:family="table-column">
      <style:table-column-properties fo:break-before="auto" style:column-width="2.828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1.2638in"/>
    </style:style>
    <style:style style:name="co11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7437in"/>
    </style:style>
    <style:style style:name="co14" style:family="table-column">
      <style:table-column-properties fo:break-before="auto" style:column-width="1.9465in"/>
    </style:style>
    <style:style style:name="co15" style:family="table-column">
      <style:table-column-properties fo:break-before="auto" style:column-width="1.7661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5854in"/>
    </style:style>
    <style:style style:name="co19" style:family="table-column">
      <style:table-column-properties fo:break-before="auto" style:column-width="0.8228in"/>
    </style:style>
    <style:style style:name="co20" style:family="table-column">
      <style:table-column-properties fo:break-before="auto" style:column-width="1.0134in"/>
    </style:style>
    <style:style style:name="co21" style:family="table-column">
      <style:table-column-properties fo:break-before="auto" style:column-width="1.6756in"/>
    </style:style>
    <style:style style:name="co22" style:family="table-column">
      <style:table-column-properties fo:break-before="auto" style:column-width="1.3646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6217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8291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bold" style:font-size-asian="10pt" style:font-style-asian="normal" style:font-weight-asian="bold" style:font-name-complex="MS PGothic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bold" style:font-size-asian="10pt" style:font-style-asian="normal" style:font-weight-asian="bold" style:font-name-complex="MS PGothic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No.</text:p>
          </table:table-cell>
          <table:table-cell table:style-name="ce2" office:value-type="string">
            <text:p>終了ステータス(1-&gt;pingが全く応答パケットを受け取らない場合、2-&gt;エラーがある場合、0-&gt;それ以外</text:p>
          </table:table-cell>
          <table:table-cell office:value-type="string">
            <text:p>結果</text:p>
          </table:table-cell>
          <table:table-cell office:value-type="string">
            <text:p>意味</text:p>
          </table:table-cell>
          <table:table-cell table:style-name="ce3" office:value-type="string">
            <text:p>例</text:p>
          </table:table-cell>
          <table:table-cell table:style-name="ce3" office:value-type="string">
            <text:p>要因１</text:p>
          </table:table-cell>
          <table:table-cell table:style-name="ce3" office:value-type="string">
            <text:p>要因２</text:p>
          </table:table-cell>
          <table:table-cell office:value-type="string">
            <text:p>要因３</text:p>
          </table:table-cell>
          <table:table-cell office:value-type="string">
            <text:p>要因４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ply from &lt;IP Address&gt;</text:p>
          </table:table-cell>
          <table:table-cell office:value-type="string">
            <text:p>成功</text:p>
          </table:table-cell>
          <table:table-cell table:style-name="ce3" office:value-type="string">
            <text:p>ping <text:a xlink:href="http://www.google.com/">www.google.com</text:a>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connect: Network is unreachable</text:p>
          </table:table-cell>
          <table:table-cell office:value-type="string">
            <text:p>ネットワークケーブルがつながっていない</text:p>
          </table:table-cell>
          <table:table-cell table:style-name="ce3" office:value-type="string">
            <text:p>Ping 192.168.59.1 after disconnection</text:p>
          </table:table-cell>
          <table:table-cell table:style-name="ce3" office:value-type="string">
            <text:p>ケーブルが抜けている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string">
            <text:p>Unknown host</text:p>
          </table:table-cell>
          <table:table-cell office:value-type="string">
            <text:p>ホストネームがないor名前解決できない(nslookup)</text:p>
          </table:table-cell>
          <table:table-cell table:style-name="ce3" office:value-type="string">
            <text:p>ping www.hogehoge</text:p>
          </table:table-cell>
          <table:table-cell table:style-name="ce3" office:value-type="string">
            <text:p>ネットワークケーブルが抜けている</text:p>
          </table:table-cell>
          <table:table-cell table:style-name="ce3" office:value-type="string">
            <text:p>名前解決できない</text:p>
          </table:table-cell>
          <table:table-cell office:value-type="string">
            <text:p>ホストネームが間違っている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quest timed out(100% packet loss)</text:p>
          </table:table-cell>
          <table:table-cell office:value-type="string">
            <text:p>ホストからの返答がない</text:p>
          </table:table-cell>
          <table:table-cell table:style-name="ce3" office:value-type="string">
            <text:p>ホストがパケットをフィルタする</text:p>
          </table:table-cell>
          <table:table-cell table:style-name="ce3" office:value-type="string">
            <text:p>サーバが起動していない</text:p>
          </table:table-cell>
          <table:table-cell table:style-name="ce3"/>
          <table:table-cell table:style-name="ce10" table:number-columns-repeated="7"/>
          <table:table-cell table:number-columns-repeated="1010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ply from &lt;IP Address&gt;Destination net unreachable</text:p>
          </table:table-cell>
          <table:table-cell office:value-type="string">
            <text:p>調査対象が所属するはずのネットワークが存在しない</text:p>
          </table:table-cell>
          <table:table-cell table:style-name="ce3" office:value-type="string">
            <text:p>ゲートウェイ設定が正しくない</text:p>
          </table:table-cell>
          <table:table-cell table:style-name="ce3" table:number-columns-repeated="2"/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ply from &lt;IP Address&gt;Destination host unreachable</text:p>
          </table:table-cell>
          <table:table-cell office:value-type="string">
            <text:p>調査対象が所属するはずのネットワークは存在するが、調査対象自体へのアクセスができない</text:p>
          </table:table-cell>
          <table:table-cell table:style-name="ce3" office:value-type="string">
            <text:p>Ping 192.168.1.250</text:p>
          </table:table-cell>
          <table:table-cell table:style-name="ce3" office:value-type="string">
            <text:p>デフォルトゲートウェイが間違っている</text:p>
          </table:table-cell>
          <table:table-cell table:style-name="ce3" office:value-type="string">
            <text:p>サーバPCの電源が入っていない</text:p>
          </table:table-cell>
          <table:table-cell office:value-type="string">
            <text:p>IPAddressが存在しない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Reply from &lt;IP Address&gt;Packet needs to be fragmented but DF set.</text:p>
          </table:table-cell>
          <table:table-cell office:value-type="string">
            <text:p>調査対象が所属するネットワークへ到達できない(pingパケットが大きすぎて、しかも分割禁止)</text:p>
          </table:table-cell>
          <table:table-cell table:style-name="ce3" table:number-columns-repeated="3"/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eply from &lt;IP Address&gt;TTL expired in transit.　Time to Time to live exceed</text:p>
          </table:table-cell>
          <table:table-cell office:value-type="string">
            <text:p>調査対象が所属するネットワークへ到達できない(pingパケットで指定されたTTLよりも経由するルーターの数が多い)</text:p>
          </table:table-cell>
          <table:table-cell table:style-name="ce3" office:value-type="string">
            <text:p>ping <text:a xlink:href="http://www.google.com/">www.google.com</text:a> -t 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fault example</text:p>
          </table:table-cell>
          <table:table-cell office:value-type="string">
            <text:p>1.HostPCからネットワークケーブルを抜く</text:p>
          </table:table-cell>
          <table:table-cell office:value-type="string">
            <text:p>2.ルータの外に繋がるネットワークケーブルを抜く</text:p>
          </table:table-cell>
          <table:table-cell office:value-type="string">
            <text:p>3.ルータの電源を抜く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4.ファイアウォール設定でOUTPUTをDROPする</text:p>
          </table:table-cell>
          <table:table-cell office:value-type="string">
            <text:p>5.ファイアウォール設定でINPUTをDROPする</text:p>
          </table:table-cell>
          <table:table-cell table:style-name="ce3" office:value-type="string">
            <text:p>6.同一ネットワーク内の違うHostに接続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7.参照するDNSサーバの記述を変える。</text:p>
          </table:table-cell>
          <table:table-cell office:value-type="string">
            <text:p>8.デフォルトゲートウェイの設定を変える</text:p>
          </table:table-cell>
          <table:table-cell table:style-name="ce3" office:value-type="string">
            <text:p>9.NICが認識されていない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3" table:number-columns-repeated="3"/>
          <table:table-cell table:number-columns-repeated="1017"/>
        </table:table-row>
        <table:table-row table:style-name="ro7">
          <table:table-cell table:number-columns-repeated="2"/>
          <table:table-cell table:style-name="ce4" office:value-type="string">
            <text:p>４．ping到達不能メッセージ。これらの終了ステータスは1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table:number-columns-spanned="3" table:number-rows-spanned="1">
            <text:p>ICMPのタイプ3は到達不能メッセージである。これは、何らかの理由で送信先にパケットが遅れない状態になったときに、エラーとして原因を通知する。したがって、これを解析することによりネットワーク障害のある意味で切り分けが出来ることになる。</text:p>
          </table:table-cell>
          <table:covered-table-cell table:number-columns-repeated="2" table:style-name="ce10"/>
          <table:table-cell table:style-name="ce3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6" office:value-type="string" table:number-columns-spanned="2" table:number-rows-spanned="1">
            <text:p>以下に到達不能メッセージコード表を示す。</text:p>
          </table:table-cell>
          <table:covered-table-cell table:style-name="ce11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8" office:value-type="string">
            <text:p>　コード</text:p>
          </table:table-cell>
          <table:table-cell table:style-name="ce8" office:value-type="string">
            <text:p>　種類</text:p>
          </table:table-cell>
          <table:table-cell table:style-name="ce8" office:value-type="string">
            <text:p>　意味</text:p>
          </table:table-cell>
          <table:table-cell table:style-name="ce3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" office:value-type="float" office:value="0">
            <text:p>0</text:p>
          </table:table-cell>
          <table:table-cell table:style-name="ce12" office:value-type="string">
            <text:p>Network Unreachable</text:p>
          </table:table-cell>
          <table:table-cell table:style-name="ce12" office:value-type="string">
            <text:p>ネットワークに到達できない</text:p>
          </table:table-cell>
          <table:table-cell table:style-name="ce3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" office:value-type="float" office:value="1">
            <text:p>1</text:p>
          </table:table-cell>
          <table:table-cell table:style-name="ce12" office:value-type="string">
            <text:p>Host Unreachable</text:p>
          </table:table-cell>
          <table:table-cell table:style-name="ce12" office:value-type="string">
            <text:p>特定のホストに到達できない</text:p>
          </table:table-cell>
          <table:table-cell table:style-name="ce3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" office:value-type="float" office:value="2">
            <text:p>2</text:p>
          </table:table-cell>
          <table:table-cell table:style-name="ce12" office:value-type="string">
            <text:p>Protocol Unreachable</text:p>
          </table:table-cell>
          <table:table-cell table:style-name="ce12" office:value-type="string">
            <text:p>プロトコルを見つけられない</text:p>
          </table:table-cell>
          <table:table-cell table:style-name="ce3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9" office:value-type="float" office:value="3">
            <text:p>3</text:p>
          </table:table-cell>
          <table:table-cell table:style-name="ce12" office:value-type="string">
            <text:p>Port Unreachable</text:p>
          </table:table-cell>
          <table:table-cell table:style-name="ce12" office:value-type="string">
            <text:p>ポートを使うことが出来ない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4">
            <text:p>4</text:p>
          </table:table-cell>
          <table:table-cell table:style-name="ce12" office:value-type="string">
            <text:p>Fragmentation Blocked</text:p>
          </table:table-cell>
          <table:table-cell table:style-name="ce12" office:value-type="string">
            <text:p>フラグメントを行うことが出来ない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5">
            <text:p>5</text:p>
          </table:table-cell>
          <table:table-cell table:style-name="ce12" office:value-type="string">
            <text:p>Source Route Failed</text:p>
          </table:table-cell>
          <table:table-cell table:style-name="ce12" office:value-type="string">
            <text:p>ソースルート通りにルーティングできない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6">
            <text:p>6</text:p>
          </table:table-cell>
          <table:table-cell table:style-name="ce12" office:value-type="string">
            <text:p>Target Network Unknown</text:p>
          </table:table-cell>
          <table:table-cell table:style-name="ce12" office:value-type="string">
            <text:p>ネットワークが解らない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7">
            <text:p>7</text:p>
          </table:table-cell>
          <table:table-cell table:style-name="ce12" office:value-type="string">
            <text:p>Target HostUnknown</text:p>
          </table:table-cell>
          <table:table-cell table:style-name="ce12" office:value-type="string">
            <text:p>ホストが解らない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8">
            <text:p>8</text:p>
          </table:table-cell>
          <table:table-cell table:style-name="ce12" office:value-type="string">
            <text:p>Source Host Isolate</text:p>
          </table:table-cell>
          <table:table-cell table:style-name="ce12" office:value-type="string">
            <text:p>送信元がインターネットと通信不能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9">
            <text:p>9</text:p>
          </table:table-cell>
          <table:table-cell table:style-name="ce12" office:value-type="string">
            <text:p>Target Network Prohibited</text:p>
          </table:table-cell>
          <table:table-cell table:style-name="ce12" office:value-type="string">
            <text:p>送信先のネットワークが拒否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10">
            <text:p>10</text:p>
          </table:table-cell>
          <table:table-cell table:style-name="ce12" office:value-type="string">
            <text:p>Target Host Prohibited</text:p>
          </table:table-cell>
          <table:table-cell table:style-name="ce12" office:value-type="string">
            <text:p>送信先のホストが拒否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11">
            <text:p>11</text:p>
          </table:table-cell>
          <table:table-cell table:style-name="ce12" office:value-type="string">
            <text:p>Network TOS Problem</text:p>
          </table:table-cell>
          <table:table-cell table:style-name="ce12" office:value-type="string">
            <text:p>要求したTOS(Type of Service）で中継できない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" office:value-type="float" office:value="12">
            <text:p>12</text:p>
          </table:table-cell>
          <table:table-cell table:style-name="ce12" office:value-type="string">
            <text:p>Host TOS Problem</text:p>
          </table:table-cell>
          <table:table-cell table:style-name="ce12" office:value-type="string">
            <text:p>要求したTOS(Type of Service）で中継できない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7" table:number-columns-repeated="1018" table:default-cell-style-name="ce16"/>
        <table:table-row table:style-name="ro1">
          <table:table-cell table:number-columns-repeated="1024"/>
        </table:table-row>
        <table:table-row table:style-name="ro3">
          <table:table-cell office:value-type="string">
            <text:p>nslookup</text:p>
          </table:table-cell>
          <table:table-cell office:value-type="string">
            <text:p>結果</text:p>
          </table:table-cell>
          <table:table-cell office:value-type="string">
            <text:p>現象</text:p>
          </table:table-cell>
          <table:table-cell office:value-type="string">
            <text:p>要因１</text:p>
          </table:table-cell>
          <table:table-cell office:value-type="string">
            <text:p>要因２</text:p>
          </table:table-cell>
          <table:table-cell office:value-type="string">
            <text:p>要因３</text:p>
          </table:table-cell>
          <table:table-cell office:value-type="string">
            <text:p>要因４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Succes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rver can’t find:NXDOMAIN</text:p>
          </table:table-cell>
          <table:table-cell office:value-type="string">
            <text:p>DNSサーバからホスト名に対応するIPを取得できない</text:p>
          </table:table-cell>
          <table:table-cell office:value-type="string">
            <text:p>DNSサーバにホスト名が登録されていない</text:p>
          </table:table-cell>
          <table:table-cell office:value-type="string">
            <text:p>ホスト名の入力を間違える</text:p>
          </table:table-cell>
          <table:table-cell office:value-type="string">
            <text:p>参照するDNSサーバが違う</text:p>
          </table:table-cell>
          <table:table-cell table:number-columns-repeated="1018"/>
        </table:table-row>
        <table:table-row table:style-name="ro10">
          <table:table-cell/>
          <table:table-cell office:value-type="string">
            <text:p>server can’t find :REFUSED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server can’t find :No answer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connection timed out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5">
        <office:forms form:automatic-focus="false" form:apply-design-mode="false"/>
        <table:table-column table:style-name="co18" table:default-cell-style-name="ce18"/>
        <table:table-column table:style-name="co19" table:number-columns-repeated="2" table:default-cell-style-name="ce18"/>
        <table:table-column table:style-name="co7" table:number-columns-repeated="7" table:default-cell-style-name="ce18"/>
        <table:table-column table:style-name="co20" table:default-cell-style-name="ce18"/>
        <table:table-column table:style-name="co7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09" table:default-cell-style-name="ce18"/>
        <table:table-row table:style-name="ro1">
          <table:table-cell table:style-name="ce17" office:value-type="string" table:number-columns-spanned="9" table:number-rows-spanned="2">
            <text:p>実験結果。あるフォルト下で全診断スクリプトを実行するEvidence.dsを実行させた時の結果。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フォルトの説明</text:p>
          </table:table-cell>
          <table:table-cell office:value-type="string">
            <text:p>Connection.ds</text:p>
          </table:table-cell>
          <table:table-cell office:value-type="string">
            <text:p>FirewallOutput.ds</text:p>
          </table:table-cell>
          <table:table-cell office:value-type="string">
            <text:p>FirewallInput.ds</text:p>
          </table:table-cell>
          <table:table-cell office:value-type="string">
            <text:p>CheckDNS.ds</text:p>
          </table:table-cell>
          <table:table-cell office:value-type="string">
            <text:p>PingDNS.ds</text:p>
          </table:table-cell>
          <table:table-cell office:value-type="string">
            <text:p>CheckHostOrIP.ds</text:p>
          </table:table-cell>
          <table:table-cell office:value-type="string">
            <text:p>Nslookup.ds</text:p>
          </table:table-cell>
          <table:table-cell office:value-type="string">
            <text:p>RoutingDirectly.ds</text:p>
          </table:table-cell>
          <table:table-cell office:value-type="string">
            <text:p>RoutingDefault.ds</text:p>
          </table:table-cell>
          <table:table-cell office:value-type="string">
            <text:p>RecognitionGateway.ds</text:p>
          </table:table-cell>
          <table:table-cell office:value-type="string">
            <text:p>PingGateway.ds</text:p>
          </table:table-cell>
          <table:table-cell office:value-type="string">
            <text:p>Ping.ds</text:p>
          </table:table-cell>
          <table:table-cell office:value-type="string">
            <text:p>備考</text:p>
          </table:table-cell>
          <table:table-cell office:value-type="string">
            <text:p>ping結果</text:p>
          </table:table-cell>
          <table:table-cell table:number-columns-repeated="1009"/>
        </table:table-row>
        <table:table-row table:style-name="ro4">
          <table:table-cell office:value-type="string">
            <text:p>何もフォルトを入れないとき</text:p>
          </table:table-cell>
          <table:table-cell table:number-columns-repeated="5" office:value-type="string">
            <text:p>o</text:p>
          </table:table-cell>
          <table:table-cell office:value-type="string">
            <text:p>Hostname</text:p>
          </table:table-cell>
          <table:table-cell table:number-columns-repeated="6" office:value-type="string">
            <text:p>o</text:p>
          </table:table-cell>
          <table:table-cell table:number-columns-repeated="1011"/>
        </table:table-row>
        <table:table-row table:style-name="ro10">
          <table:table-cell office:value-type="string">
            <text:p>ネットワークのケーブルを抜く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o(DNS = localhostのため)</text:p>
          </table:table-cell>
          <table:table-cell office:value-type="string">
            <text:p>Hostname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DNS=192.168.1.1にしたらPinDNS.dsはfalseした</text:p>
          </table:table-cell>
          <table:table-cell table:number-columns-repeated="1010"/>
        </table:table-row>
        <table:table-row table:style-name="ro4">
          <table:table-cell office:value-type="string">
            <text:p>ファイアウォールのOUTPUTをDROPした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ICMPだけDROPさせても結果は同じ</text:p>
          </table:table-cell>
          <table:table-cell table:number-columns-repeated="1010"/>
        </table:table-row>
        <table:table-row table:style-name="ro4">
          <table:table-cell office:value-type="string">
            <text:p>ファイアウォールのINPUTをDROPした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ICMPだけDROPさせても結果は同じ</text:p>
          </table:table-cell>
          <table:table-cell table:number-columns-repeated="1010"/>
        </table:table-row>
        <table:table-row table:style-name="ro11">
          <table:table-cell office:value-type="string">
            <text:p>DNS(nameserver 127.0.0.1)を 設定ファイルから削除した</text:p>
          </table:table-cell>
          <table:table-cell table:number-columns-repeated="3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Hostname</text:p>
          </table:table-cell>
          <table:table-cell table:number-columns-repeated="6" office:value-type="string">
            <text:p>o</text:p>
          </table:table-cell>
          <table:table-cell office:value-type="string">
            <text:p>Nameserverを削除してもnslookupは成功</text:p>
          </table:table-cell>
          <table:table-cell table:number-columns-repeated="1010"/>
        </table:table-row>
        <table:table-row table:style-name="ro11">
          <table:table-cell office:value-type="string">
            <text:p>DNSに有効でないアドレスと設定した(192.168.2.1)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10">
          <table:table-cell office:value-type="string">
            <text:p>Vmを起動してIP　Addressを指定する。フォルトを入れない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5" office:value-type="string">
            <text:p>o</text:p>
          </table:table-cell>
          <table:table-cell table:number-columns-repeated="1011"/>
        </table:table-row>
        <table:table-row table:style-name="ro12">
          <table:table-cell office:value-type="string">
            <text:p>VMのINPUTパケットを破棄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Server doesn't respond. The server doesn't allow ping.</text:p>
          </table:table-cell>
          <table:table-cell office:value-type="string">
            <text:p>100% packet loss(Request Timed out)</text:p>
          </table:table-cell>
          <table:table-cell table:number-columns-repeated="1009"/>
        </table:table-row>
        <table:table-row table:style-name="ro12">
          <table:table-cell office:value-type="string">
            <text:p>VMのOUTPUTパケットを破棄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Server doesn't respond. The server doesn't allow ping.</text:p>
          </table:table-cell>
          <table:table-cell office:value-type="string">
            <text:p>100% packet loss(Request Timed out)</text:p>
          </table:table-cell>
          <table:table-cell table:number-columns-repeated="1009"/>
        </table:table-row>
        <table:table-row table:style-name="ro12">
          <table:table-cell office:value-type="string">
            <text:p>RoutingTABLEからVMへのネットワーク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192.168.122.179 is out of LAN and not found.</text:p>
          </table:table-cell>
          <table:table-cell office:value-type="string">
            <text:p>Destination Host Unreachable</text:p>
          </table:table-cell>
          <table:table-cell table:number-columns-repeated="1009"/>
        </table:table-row>
        <table:table-row table:style-name="ro10">
          <table:table-cell office:value-type="string">
            <text:p>RoutingTABLEからデフォルトゲートウェイ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DestinationがVMのため</text:p>
          </table:table-cell>
          <table:table-cell table:number-columns-repeated="1010"/>
        </table:table-row>
        <table:table-row table:style-name="ro10">
          <table:table-cell office:value-type="string">
            <text:p>RoutingTABLEからデフォルトゲートウェイ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Hostname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SystemFault:Network is unreachable</text:p>
          </table:table-cell>
          <table:table-cell office:value-type="string">
            <text:p>Network is unreachable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7" office:value-type="string" table:number-columns-spanned="9" table:number-rows-spanned="2">
            <text:p>実験結果。ソケット通信を試みてFaultに対して出た結果。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3">
          <table:table-cell office:value-type="string">
            <text:p>Googleにソケット通信を試してConnection timed out になった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table:number-columns-repeated="6" office:value-type="string">
            <text:p>o</text:p>
          </table:table-cell>
          <table:table-cell office:value-type="string">
            <text:p>UserFault(pingは通るが、socketのストリーム型通信は無理だった)</text:p>
          </table:table-cell>
          <table:table-cell office:value-type="string">
            <text:p>Success:Network path to the server is established.</text:p>
          </table:table-cell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PGothic" svg:font-family="'MS PGothic'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</meta:initial-creator>
    <dc:creator>Joseph </dc:creator>
    <meta:creation-date>2013-01-01T06:25:00</meta:creation-date>
    <dc:date>2013-01-20T05:59:48</dc:date>
    <meta:generator>LibreOffice/3.5$Linux_X86_64 LibreOffice_project/350m1$Build-2</meta:generator>
    <meta:editing-duration>P1DT37M51S</meta:editing-duration>
    <meta:editing-cycles>26</meta:editing-cycles>
    <meta:document-statistic meta:table-count="3" meta:cell-count="3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